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-width="0.152cm" draw:marker-end-width="0.152cm" draw:fill="none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ff0000" draw:marker-start-width="0.152cm" draw:marker-end-width="0.152cm" draw:fill="none" draw:fill-color="#800000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ff" draw:marker-start-width="0.152cm" draw:marker-end-width="0.152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ff0000" draw:fill-color="#ff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Symbol" style:font-pitch="variable" style:font-charset="x-symbol"/>
    </style:style>
    <style:style style:name="T1" style:family="text">
      <style:text-properties fo:font-family="Symbol" style:font-pitch="variable" style:font-charset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449cm" svg:height="2.658cm" svg:x="1.285cm" svg:y="3.16cm" svg:viewBox="0 0 1450 2659" svg:d="m0 2541 449 96c619 132 753-384 753-384s247-1139 247-1139-100-1114-100-1114">
            <text:p text:style-name="P2"/>
          </draw:path>
          <draw:path draw:style-name="gr1" draw:text-style-name="P1" draw:layer="layout" svg:width="1.257cm" svg:height="2.864cm" draw:transform="rotate (-0.760963553870571) translate (2.313cm 2.856cm)" svg:viewBox="0 0 1258 2865" svg:d="m1257 2748-448 95c-619 132-753-384-753-384s-56-1209-56-1209 515-1320 438-1247">
            <text:p text:style-name="P2"/>
          </draw:path>
        </draw:g>
        <draw:g>
          <draw:path draw:style-name="gr1" draw:text-style-name="P1" draw:layer="layout" svg:width="1.449cm" svg:height="2.658cm" svg:x="7.363cm" svg:y="3.108cm" svg:viewBox="0 0 1450 2659" svg:d="m1449 2541-449 96c-619 132-753-384-753-384s-247-1139-247-1139 100-1114 100-1114">
            <text:p text:style-name="P2"/>
          </draw:path>
          <draw:path draw:style-name="gr1" draw:text-style-name="P1" draw:layer="layout" svg:width="1.256cm" svg:height="2.863cm" draw:transform="rotate (0.760789020944185) translate (6.876cm 3.67cm)" svg:viewBox="0 0 1257 2864" svg:d="m0 2747 447 95c619 132 753-384 753-384s56-1209 56-1209-516-1320-438-1246">
            <text:p text:style-name="P2"/>
          </draw:path>
        </draw:g>
        <draw:g>
          <draw:path draw:style-name="gr1" draw:text-style-name="P1" draw:layer="layout" svg:width="1.449cm" svg:height="2.658cm" draw:transform="rotate (3.1415926535892) translate (8.849cm 3.15cm)" svg:viewBox="0 0 1450 2659" svg:d="m0 2541 449 96c619 132 753-384 753-384s247-1139 247-1139-100-1114-100-1114">
            <text:p text:style-name="P2"/>
          </draw:path>
          <draw:path draw:style-name="gr1" draw:text-style-name="P1" draw:layer="layout" svg:width="1.257cm" svg:height="2.863cm" draw:transform="rotate (2.38080363264502) translate (7.822cm 3.454cm)" svg:viewBox="0 0 1258 2864" svg:d="m1257 2747-449 95c-619 132-752-383-752-383s-56-1210-56-1210 515-1320 439-1246">
            <text:p text:style-name="P2"/>
          </draw:path>
        </draw:g>
        <draw:g>
          <draw:path draw:style-name="gr1" draw:text-style-name="P1" draw:layer="layout" svg:width="1.449cm" svg:height="2.658cm" draw:transform="rotate (3.1415926535892) translate (2.695cm 3.114cm)" svg:viewBox="0 0 1450 2659" svg:d="m1449 2541-449 96c-619 132-753-384-753-384s-247-1139-247-1139 100-1114 100-1114">
            <text:p text:style-name="P2"/>
          </draw:path>
          <draw:path draw:style-name="gr1" draw:text-style-name="P1" draw:layer="layout" svg:width="1.256cm" svg:height="2.865cm" draw:transform="rotate (-2.3808036326462) translate (3.183cm 2.553cm)" svg:viewBox="0 0 1257 2866" svg:d="m0 2747 448 96c618 133 752-383 752-383s56-1210 56-1210-516-1321-438-1247">
            <text:p text:style-name="P2"/>
          </draw:path>
        </draw:g>
        <draw:g>
          <draw:path draw:style-name="gr2" draw:text-style-name="P1" draw:layer="layout" svg:width="1.448cm" svg:height="2.659cm" draw:transform="rotate (1.09501957270104) translate (2.571cm 3.181cm)" svg:viewBox="0 0 1449 2660" svg:d="m1448 2542-448 95c-619 133-754-384-754-384s-246-1139-246-1139 99-1114 99-1114">
            <text:p text:style-name="P2"/>
          </draw:path>
          <draw:path draw:style-name="gr2" draw:text-style-name="P1" draw:layer="layout" svg:width="1.202cm" svg:height="2.866cm" draw:transform="rotate (1.85580859364522) translate (2.845cm 3.873cm)" svg:viewBox="0 0 1203 2867" svg:d="m0 2750 450 94c617 133 752-383 752-383s1-1304-105-1284c0 0-354-1246-279-1174">
            <text:p text:style-name="P2"/>
          </draw:path>
        </draw:g>
        <draw:g>
          <draw:path draw:style-name="gr1" draw:text-style-name="P1" draw:layer="layout" svg:width="1.449cm" svg:height="2.658cm" draw:transform="rotate (-1.09484503977702) translate (6.874cm 1.893cm)" svg:viewBox="0 0 1450 2659" svg:d="m0 2542 449 95c618 132 755-384 755-384s245-1139 245-1139-99-1114-99-1114">
            <text:p text:style-name="P2"/>
          </draw:path>
          <draw:path draw:style-name="gr1" draw:text-style-name="P1" draw:layer="layout" svg:width="1.2cm" svg:height="2.865cm" draw:transform="rotate (-1.85563406072121) translate (7.602cm 2.721cm)" svg:viewBox="0 0 1201 2866" svg:d="m1200 2749-447 95c-620 132-753-383-753-383s-1-1304 105-1284c0 0 354-1246 279-1174">
            <text:p text:style-name="P2"/>
          </draw:path>
        </draw:g>
        <draw:g>
          <draw:path draw:style-name="gr3" draw:text-style-name="P1" draw:layer="layout" svg:width="0.499cm" svg:height="0.947cm" draw:transform="rotate (-1.18333323285312) translate (2.455cm 2.746cm)" svg:viewBox="0 0 500 948" svg:d="m0 905 154 34c213 47 260-137 260-137s85-404 85-404-33-398-33-398">
            <text:p text:style-name="P2"/>
          </draw:path>
          <draw:path draw:style-name="gr3" draw:text-style-name="P1" draw:layer="layout" svg:width="0.44cm" svg:height="1.004cm" draw:transform="skewX (-0.0338593874886836) rotate (-1.96087741461645) translate (2.69cm 3.032cm)" svg:viewBox="0 0 441 1005" svg:d="m440 964-157 33c-217 46-264-135-264-135s-19-424-19-424 183-462 154-437">
            <text:p text:style-name="P2"/>
          </draw:path>
        </draw:g>
        <draw:g>
          <draw:path draw:style-name="gr3" draw:text-style-name="P1" draw:layer="layout" svg:width="0.499cm" svg:height="0.947cm" draw:transform="rotate (1.18246056822594) translate (7.505cm 3.192cm)" svg:viewBox="0 0 500 948" svg:d="m499 904-153 35c-213 47-260-137-260-137s-86-406-86-406 33-396 33-396">
            <text:p text:style-name="P2"/>
          </draw:path>
          <draw:path draw:style-name="gr3" draw:text-style-name="P1" draw:layer="layout" svg:width="0.44cm" svg:height="1.005cm" draw:transform="skewX (0.0347320521146806) rotate (1.96175007924126) translate (7.626cm 3.424cm)" svg:viewBox="0 0 441 1006" svg:d="m0 963 157 35c218 44 265-136 265-136s18-423 18-423-181-463-154-438">
            <text:p text:style-name="P2"/>
          </draw:path>
        </draw:g>
        <draw:g>
          <draw:path draw:style-name="gr3" draw:text-style-name="P1" draw:layer="layout" svg:width="0.501cm" svg:height="0.947cm" draw:transform="rotate (-1.0426596951424) translate (7.432cm 3.146cm)" svg:viewBox="0 0 502 948" svg:d="m501 904-155 35c-214 48-261-136-261-136s-85-406-85-406 34-397 34-397">
            <text:p text:style-name="P2"/>
          </draw:path>
          <draw:path draw:style-name="gr3" draw:text-style-name="P1" draw:layer="layout" svg:width="0.439cm" svg:height="1.004cm" draw:transform="skewX (0.03490658503988) rotate (-0.263370184127081) translate (7.174cm 3.102cm)" svg:viewBox="0 0 440 1005" svg:d="m0 961 158 36c215 46 264-135 264-135s17-424 17-424-179-462-152-437">
            <text:p text:style-name="P2"/>
          </draw:path>
        </draw:g>
        <draw:g>
          <draw:path draw:style-name="gr3" draw:text-style-name="P1" draw:layer="layout" svg:width="0.5cm" svg:height="0.947cm" draw:transform="rotate (-2.09858389259877) translate (7.684cm 2.658cm)" svg:viewBox="0 0 501 948" svg:d="m0 904 153 35c216 48 261-136 261-136s86-406 86-406-34-397-34-397">
            <text:p text:style-name="P2"/>
          </draw:path>
          <draw:path draw:style-name="gr3" draw:text-style-name="P1" draw:layer="layout" svg:width="0.438cm" svg:height="1.004cm" draw:transform="skewX (-0.03490658503988) rotate (-2.87839700238969) translate (7.597cm 3.019cm)" svg:viewBox="0 0 439 1005" svg:d="m438 961-156 35c-216 47-264-134-264-134s-18-425-18-425 180-461 151-436">
            <text:p text:style-name="P2"/>
          </draw:path>
        </draw:g>
        <draw:g>
          <draw:path draw:style-name="gr3" draw:text-style-name="P1" draw:layer="layout" svg:width="0.5cm" svg:height="0.948cm" draw:transform="rotate (2.09928202429838) translate (2.642cm 3.126cm)" svg:viewBox="0 0 501 949" svg:d="m500 905-153 35c-215 48-261-136-261-136s-86-407-86-407 34-397 34-397">
            <text:p text:style-name="P2"/>
          </draw:path>
          <draw:path draw:style-name="gr3" draw:text-style-name="P1" draw:layer="layout" svg:width="0.439cm" svg:height="1.005cm" draw:transform="skewX (0.035779249665877) rotate (2.8789206011641) translate (2.899cm 3.172cm)" svg:viewBox="0 0 440 1006" svg:d="m0 964 157 33c217 47 265-133 265-133s17-424 17-424-180-463-153-439">
            <text:p text:style-name="P2"/>
          </draw:path>
        </draw:g>
        <draw:g>
          <draw:path draw:style-name="gr3" draw:text-style-name="P1" draw:layer="layout" svg:width="0.499cm" svg:height="0.947cm" draw:transform="rotate (1.04300876099161) translate (2.41cm 3.545cm)" svg:viewBox="0 0 500 948" svg:d="m0 904 153 35c214 48 261-136 261-136s85-406 85-406-33-397-33-397">
            <text:p text:style-name="P2"/>
          </draw:path>
          <draw:path draw:style-name="gr3" draw:text-style-name="P1" draw:layer="layout" svg:width="0.439cm" svg:height="1.005cm" draw:transform="skewX (-0.03490658503988) rotate (0.263195651200695) translate (2.496cm 3.182cm)" svg:viewBox="0 0 440 1006" svg:d="m439 964-157 33c-216 47-265-133-265-133s-17-424-17-424 179-463 152-439">
            <text:p text:style-name="P2"/>
          </draw:path>
        </draw:g>
        <draw:ellipse draw:style-name="gr4" draw:text-style-name="P1" draw:layer="layout" svg:width="0.324cm" svg:height="0.257cm" svg:x="7.321cm" svg:y="3.004cm">
          <text:p text:style-name="P2"/>
        </draw:ellipse>
        <draw:ellipse draw:style-name="gr4" draw:text-style-name="P1" draw:layer="layout" svg:width="0.324cm" svg:height="0.257cm" svg:x="2.473cm" svg:y="2.985cm">
          <text:p text:style-name="P2"/>
        </draw:ellipse>
        <draw:ellipse draw:style-name="gr5" draw:text-style-name="P1" draw:layer="layout" svg:width="0.829cm" svg:height="1.851cm" svg:x="4.641cm" svg:y="2.066cm">
          <text:p text:style-name="P2"/>
        </draw:ellipse>
        <draw:frame draw:style-name="gr6" draw:layer="layout" svg:width="0.959cm" svg:height="0.962cm" svg:x="0.561cm" svg:y="5.615cm">
          <draw:text-box>
            <text:p text:style-name="P2">H</text:p>
          </draw:text-box>
        </draw:frame>
        <draw:frame draw:style-name="gr6" draw:layer="layout" svg:width="0.959cm" svg:height="0.962cm" svg:x="0.561cm" svg:y="-0.185cm">
          <draw:text-box>
            <text:p text:style-name="P2">H</text:p>
          </draw:text-box>
        </draw:frame>
        <draw:frame draw:style-name="gr6" draw:layer="layout" svg:width="0.959cm" svg:height="0.962cm" svg:x="8.462cm" svg:y="5.615cm">
          <draw:text-box>
            <text:p text:style-name="P2">H</text:p>
          </draw:text-box>
        </draw:frame>
        <draw:frame draw:style-name="gr6" draw:layer="layout" svg:width="0.959cm" svg:height="0.962cm" svg:x="8.462cm" svg:y="-0.185cm">
          <draw:text-box>
            <text:p text:style-name="P2">H</text:p>
          </draw:text-box>
        </draw:frame>
        <draw:frame draw:style-name="gr6" draw:layer="layout" svg:width="0.875cm" svg:height="0.962cm" svg:x="1.27cm" svg:y="4.441cm">
          <draw:text-box>
            <text:p text:style-name="P2">+</text:p>
          </draw:text-box>
        </draw:frame>
        <draw:frame draw:style-name="gr6" draw:layer="layout" svg:width="0.875cm" svg:height="0.962cm" svg:x="1.311cm" svg:y="0.741cm">
          <draw:text-box>
            <text:p text:style-name="P2">+</text:p>
          </draw:text-box>
        </draw:frame>
        <draw:frame draw:style-name="gr6" draw:layer="layout" svg:width="0.875cm" svg:height="0.962cm" svg:x="8.012cm" svg:y="0.741cm">
          <draw:text-box>
            <text:p text:style-name="P2">+</text:p>
          </draw:text-box>
        </draw:frame>
        <draw:frame draw:style-name="gr6" draw:layer="layout" svg:width="0.875cm" svg:height="0.962cm" svg:x="8.013cm" svg:y="4.641cm">
          <draw:text-box>
            <text:p text:style-name="P2">+</text:p>
          </draw:text-box>
        </draw:frame>
        <draw:frame draw:style-name="gr6" draw:layer="layout" svg:width="0.875cm" svg:height="0.962cm" svg:x="4.614cm" svg:y="2.566cm">
          <draw:text-box>
            <text:p text:style-name="P2">+</text:p>
          </draw:text-box>
        </draw:frame>
        <draw:frame draw:style-name="gr6" draw:text-style-name="P3" draw:layer="layout" svg:width="0.845cm" svg:height="1.03cm" svg:x="6.645cm" svg:y="3.18cm">
          <draw:text-box>
            <text:p text:style-name="P2"><text:span text:style-name="T1">-</text:span></text:p>
          </draw:text-box>
        </draw:frame>
        <draw:frame draw:style-name="gr6" draw:text-style-name="P3" draw:layer="layout" svg:width="0.845cm" svg:height="1.03cm" svg:x="2.546cm" svg:y="3.08cm">
          <draw:text-box>
            <text:p text:style-name="P2"><text:span text:style-name="T1">-</text:span></text:p>
          </draw:text-box>
        </draw:frame>
        <draw:frame draw:style-name="gr6" draw:text-style-name="P3" draw:layer="layout" svg:width="0.845cm" svg:height="1.03cm" svg:x="2.547cm" svg:y="1.98cm">
          <draw:text-box>
            <text:p text:style-name="P2"><text:span text:style-name="T1">-</text:span></text:p>
          </draw:text-box>
        </draw:frame>
        <draw:frame draw:style-name="gr6" draw:text-style-name="P3" draw:layer="layout" svg:width="0.845cm" svg:height="1.03cm" svg:x="1.548cm" svg:y="2.54cm">
          <draw:text-box>
            <text:p text:style-name="P2"><text:span text:style-name="T1">-</text:span></text:p>
          </draw:text-box>
        </draw:frame>
        <draw:frame draw:style-name="gr6" draw:text-style-name="P3" draw:layer="layout" svg:width="0.845cm" svg:height="1.03cm" svg:x="6.646cm" svg:y="1.88cm">
          <draw:text-box>
            <text:p text:style-name="P2"><text:span text:style-name="T1">-</text:span></text:p>
          </draw:text-box>
        </draw:frame>
        <draw:frame draw:style-name="gr6" draw:text-style-name="P3" draw:layer="layout" svg:width="0.845cm" svg:height="1.03cm" svg:x="7.747cm" svg:y="2.48cm">
          <draw:text-box>
            <text:p text:style-name="P2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9T10:07:18</meta:creation-date>
    <dc:creator>Jussi Eloranta</dc:creator>
    <dc:date>2007-03-29T16:35:19</dc:date>
    <dc:language>en-US</dc:language>
    <meta:editing-cycles>19</meta:editing-cycles>
    <meta:editing-duration>PT31M55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